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Initial Tag</text:p>
          </table:table-cell>
          <table:table-cell office:value-type="string" calcext:value-type="string">
            <text:p>Gold Tag</text:p>
          </table:table-cell>
          <table:table-cell office:value-type="string" calcext:value-type="string">
            <text:p>Errors</text:p>
          </table:table-cell>
          <table:table-cell/>
        </table:table-row>
        <table:table-row table:style-name="ro1">
          <table:table-cell table:number-columns-repeated="3"/>
          <table:table-cell table:formula="of:=5219-SUMPRODUCT([.B3:.B5217]=[.C3:.C5217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fici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 text:c="2"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h-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n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D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ib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scern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CD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RBS</text:p>
          </table:table-cell>
          <table:table-cell office:value-type="string" calcext:value-type="string">
            <text:p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ui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il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self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wi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men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o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roun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ri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b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mat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i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n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selve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th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fi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ct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2:48:58.940292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2:27:44.447584710</meta:creation-date>
    <dc:date>2020-04-20T13:19:26.976514532</dc:date>
    <meta:editing-duration>PT40M50S</meta:editing-duration>
    <meta:editing-cycles>4</meta:editing-cycles>
    <meta:generator>LibreOffice/6.0.7.3$Linux_X86_64 LibreOffice_project/00m0$Build-3</meta:generator>
    <meta:document-statistic meta:table-count="1" meta:cell-count="15650" meta:object-count="0"/>
  </office:meta>
</office:document-meta>
</file>